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489cm" fo:margin-left="0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6.906cm"/>
    </style:style>
    <style:style style:name="Table1.C" style:family="table-column">
      <style:table-column-properties style:column-width="7.408cm"/>
    </style:style>
    <style:style style:name="Table1.D" style:family="table-column">
      <style:table-column-properties style:column-width="1.482cm"/>
    </style:style>
    <style:style style:name="Table1.1" style:family="table-row">
      <style:table-row-properties style:min-row-height="1.58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5.509cm"/>
    </style:style>
    <style:style style:name="Table1.6" style:family="table-row">
      <style:table-row-properties style:min-row-height="4.71cm"/>
    </style:style>
    <style:style style:name="Table1.10" style:family="table-row">
      <style:table-row-properties style:min-row-height="5.106cm"/>
    </style:style>
    <style:style style:name="P1" style:family="paragraph" style:parent-style-name="Table_20_Contents">
      <style:paragraph-properties fo:text-align="center" style:justify-single-word="false"/>
      <style:text-properties officeooo:rsid="000a8c73" officeooo:paragraph-rsid="000a8c73"/>
    </style:style>
    <style:style style:name="P2" style:family="paragraph" style:parent-style-name="Table_20_Contents">
      <style:text-properties officeooo:rsid="000bcb61" officeooo:paragraph-rsid="000bcb61"/>
    </style:style>
    <style:style style:name="P3" style:family="paragraph" style:parent-style-name="Table_20_Contents">
      <style:text-properties officeooo:rsid="000bcb61" officeooo:paragraph-rsid="000d2300"/>
    </style:style>
    <style:style style:name="P4" style:family="paragraph" style:parent-style-name="Table_20_Contents">
      <style:text-properties officeooo:rsid="000bcb61" officeooo:paragraph-rsid="000d7d26"/>
    </style:style>
    <style:style style:name="P5" style:family="paragraph" style:parent-style-name="Table_20_Contents">
      <style:text-properties officeooo:rsid="000bcb61" officeooo:paragraph-rsid="000fab18"/>
    </style:style>
    <style:style style:name="P6" style:family="paragraph" style:parent-style-name="Table_20_Contents">
      <style:text-properties officeooo:rsid="000bcb61" officeooo:paragraph-rsid="00105b0a"/>
    </style:style>
    <style:style style:name="P7" style:family="paragraph" style:parent-style-name="Table_20_Contents">
      <style:text-properties officeooo:rsid="000bcb61" officeooo:paragraph-rsid="0010e28a"/>
    </style:style>
    <style:style style:name="P8" style:family="paragraph" style:parent-style-name="Table_20_Contents">
      <style:text-properties officeooo:rsid="000bcb61" officeooo:paragraph-rsid="00126e1b"/>
    </style:style>
    <style:style style:name="P9" style:family="paragraph" style:parent-style-name="Table_20_Contents">
      <style:text-properties officeooo:rsid="000bcb61" officeooo:paragraph-rsid="00128919"/>
    </style:style>
    <style:style style:name="P10" style:family="paragraph" style:parent-style-name="Table_20_Contents">
      <style:paragraph-properties fo:text-align="center" style:justify-single-word="false"/>
      <style:text-properties officeooo:rsid="000bcb61" officeooo:paragraph-rsid="000bcb61"/>
    </style:style>
    <style:style style:name="P11" style:family="paragraph" style:parent-style-name="Table_20_Contents">
      <style:text-properties officeooo:rsid="000d2300" officeooo:paragraph-rsid="000d2300"/>
    </style:style>
    <style:style style:name="P12" style:family="paragraph" style:parent-style-name="Table_20_Contents">
      <style:text-properties officeooo:rsid="000d2300" officeooo:paragraph-rsid="000d7d26"/>
    </style:style>
    <style:style style:name="P13" style:family="paragraph" style:parent-style-name="Table_20_Contents">
      <style:text-properties officeooo:rsid="000d2300" officeooo:paragraph-rsid="00105b0a"/>
    </style:style>
    <style:style style:name="P14" style:family="paragraph" style:parent-style-name="Table_20_Contents">
      <style:text-properties officeooo:rsid="000d2300" officeooo:paragraph-rsid="0010e28a"/>
    </style:style>
    <style:style style:name="P15" style:family="paragraph" style:parent-style-name="Table_20_Contents">
      <style:text-properties officeooo:rsid="000d2300" officeooo:paragraph-rsid="00111cf4"/>
    </style:style>
    <style:style style:name="P16" style:family="paragraph" style:parent-style-name="Table_20_Contents">
      <style:text-properties officeooo:rsid="000d2300" officeooo:paragraph-rsid="00126e1b"/>
    </style:style>
    <style:style style:name="P17" style:family="paragraph" style:parent-style-name="Table_20_Contents">
      <style:text-properties officeooo:rsid="000d2300" officeooo:paragraph-rsid="00128919"/>
    </style:style>
    <style:style style:name="P18" style:family="paragraph" style:parent-style-name="Table_20_Contents">
      <style:text-properties officeooo:rsid="000efef6" officeooo:paragraph-rsid="000efef6"/>
    </style:style>
    <style:style style:name="P19" style:family="paragraph" style:parent-style-name="Table_20_Contents">
      <style:text-properties officeooo:rsid="000efef6" officeooo:paragraph-rsid="00128919"/>
    </style:style>
    <style:style style:name="P20" style:family="paragraph" style:parent-style-name="Table_20_Contents">
      <style:text-properties officeooo:rsid="000fab18" officeooo:paragraph-rsid="000fab18"/>
    </style:style>
    <style:style style:name="P21" style:family="paragraph" style:parent-style-name="Table_20_Contents">
      <style:text-properties officeooo:rsid="000fab18" officeooo:paragraph-rsid="00105b0a"/>
    </style:style>
    <style:style style:name="P22" style:family="paragraph" style:parent-style-name="Table_20_Contents">
      <style:text-properties officeooo:rsid="000fab18" officeooo:paragraph-rsid="0010e28a"/>
    </style:style>
    <style:style style:name="P23" style:family="paragraph" style:parent-style-name="Table_20_Contents">
      <style:text-properties officeooo:rsid="000fab18" officeooo:paragraph-rsid="00126e1b"/>
    </style:style>
    <style:style style:name="P24" style:family="paragraph" style:parent-style-name="Table_20_Contents">
      <style:text-properties officeooo:rsid="000fab18" officeooo:paragraph-rsid="00128919"/>
    </style:style>
    <style:style style:name="P25" style:family="paragraph" style:parent-style-name="Table_20_Contents">
      <style:text-properties officeooo:rsid="00105b0a" officeooo:paragraph-rsid="00105b0a"/>
    </style:style>
    <style:style style:name="P26" style:family="paragraph" style:parent-style-name="Table_20_Contents">
      <style:paragraph-properties fo:text-align="center" style:justify-single-word="false"/>
      <style:text-properties officeooo:rsid="00105b0a" officeooo:paragraph-rsid="00105b0a"/>
    </style:style>
    <style:style style:name="P27" style:family="paragraph" style:parent-style-name="Table_20_Contents">
      <style:text-properties officeooo:rsid="0010e28a" officeooo:paragraph-rsid="0010e28a"/>
    </style:style>
    <style:style style:name="P28" style:family="paragraph" style:parent-style-name="Table_20_Contents">
      <style:text-properties officeooo:rsid="0010e28a" officeooo:paragraph-rsid="00126e1b"/>
    </style:style>
    <style:style style:name="P29" style:family="paragraph" style:parent-style-name="Table_20_Contents">
      <style:text-properties officeooo:rsid="0010e28a" officeooo:paragraph-rsid="00128919"/>
    </style:style>
    <style:style style:name="P30" style:family="paragraph" style:parent-style-name="Table_20_Contents">
      <style:paragraph-properties fo:text-align="center" style:justify-single-word="false"/>
      <style:text-properties officeooo:rsid="0010e28a" officeooo:paragraph-rsid="0010e28a"/>
    </style:style>
    <style:style style:name="P31" style:family="paragraph" style:parent-style-name="Table_20_Contents">
      <style:text-properties officeooo:rsid="00111cf4" officeooo:paragraph-rsid="00111cf4"/>
    </style:style>
    <style:style style:name="P32" style:family="paragraph" style:parent-style-name="Table_20_Contents">
      <style:text-properties officeooo:rsid="00111cf4" officeooo:paragraph-rsid="00126e1b"/>
    </style:style>
    <style:style style:name="P33" style:family="paragraph" style:parent-style-name="Table_20_Contents">
      <style:text-properties officeooo:rsid="00111cf4" officeooo:paragraph-rsid="00128919"/>
    </style:style>
    <style:style style:name="P34" style:family="paragraph" style:parent-style-name="Table_20_Contents">
      <style:text-properties officeooo:rsid="00126e1b" officeooo:paragraph-rsid="00126e1b"/>
    </style:style>
    <style:style style:name="P35" style:family="paragraph" style:parent-style-name="Table_20_Contents">
      <style:paragraph-properties fo:text-align="center" style:justify-single-word="false"/>
      <style:text-properties officeooo:rsid="00126e1b" officeooo:paragraph-rsid="00126e1b"/>
    </style:style>
    <style:style style:name="P36" style:family="paragraph" style:parent-style-name="Table_20_Contents">
      <style:text-properties officeooo:rsid="00128919" officeooo:paragraph-rsid="00128919"/>
    </style:style>
    <style:style style:name="P37" style:family="paragraph" style:parent-style-name="Table_20_Contents">
      <style:paragraph-properties fo:text-align="center" style:justify-single-word="false"/>
      <style:text-properties officeooo:rsid="00143421" officeooo:paragraph-rsid="00143421"/>
    </style:style>
    <style:style style:name="P38" style:family="paragraph" style:parent-style-name="Standard">
      <style:text-properties officeooo:rsid="000bcb61" officeooo:paragraph-rsid="000fab18"/>
    </style:style>
    <style:style style:name="P39" style:family="paragraph" style:parent-style-name="Standard">
      <style:text-properties officeooo:rsid="000bcb61" officeooo:paragraph-rsid="00105b0a"/>
    </style:style>
    <style:style style:name="P40" style:family="paragraph" style:parent-style-name="Standard">
      <style:text-properties officeooo:rsid="000bcb61" officeooo:paragraph-rsid="0010e28a"/>
    </style:style>
    <style:style style:name="P41" style:family="paragraph" style:parent-style-name="Standard">
      <style:text-properties officeooo:rsid="000bcb61" officeooo:paragraph-rsid="00126e1b"/>
    </style:style>
    <style:style style:name="P42" style:family="paragraph" style:parent-style-name="Standard">
      <style:text-properties officeooo:rsid="000bcb61" officeooo:paragraph-rsid="00128919"/>
    </style:style>
    <style:style style:name="P43" style:family="paragraph" style:parent-style-name="Standard">
      <style:text-properties officeooo:rsid="00128919" officeooo:paragraph-rsid="00128919"/>
    </style:style>
    <style:style style:name="P44" style:family="paragraph" style:parent-style-name="Standard">
      <style:text-properties officeooo:rsid="000fab18" officeooo:paragraph-rsid="000fab18"/>
    </style:style>
    <style:style style:name="P45" style:family="paragraph" style:parent-style-name="Standard">
      <style:text-properties officeooo:rsid="000fab18" officeooo:paragraph-rsid="0010e28a"/>
    </style:style>
    <style:style style:name="P46" style:family="paragraph" style:parent-style-name="Standard">
      <style:text-properties officeooo:rsid="000fab18" officeooo:paragraph-rsid="00126e1b"/>
    </style:style>
    <style:style style:name="P47" style:family="paragraph" style:parent-style-name="Standard">
      <style:text-properties officeooo:rsid="000fab18" officeooo:paragraph-rsid="00128919"/>
    </style:style>
    <style:style style:name="P48" style:family="paragraph" style:parent-style-name="Standard">
      <style:text-properties officeooo:rsid="000fab18" officeooo:paragraph-rsid="00105b0a"/>
    </style:style>
    <style:style style:name="P49" style:family="paragraph" style:parent-style-name="Standard">
      <style:text-properties officeooo:rsid="000efef6" officeooo:paragraph-rsid="00105b0a"/>
    </style:style>
    <style:style style:name="P50" style:family="paragraph" style:parent-style-name="Table_20_Contents">
      <style:text-properties officeooo:rsid="000fab18" officeooo:paragraph-rsid="000fab18"/>
    </style:style>
    <style:style style:name="P51" style:family="paragraph" style:parent-style-name="Table_20_Contents">
      <style:text-properties officeooo:rsid="000fab18" officeooo:paragraph-rsid="00105b0a"/>
    </style:style>
    <style:style style:name="P52" style:family="paragraph" style:parent-style-name="Table_20_Contents">
      <style:text-properties officeooo:rsid="000fab18" officeooo:paragraph-rsid="0010e28a"/>
    </style:style>
    <style:style style:name="P53" style:family="paragraph" style:parent-style-name="Table_20_Contents">
      <style:text-properties officeooo:rsid="000fab18" officeooo:paragraph-rsid="00126e1b"/>
    </style:style>
    <style:style style:name="P54" style:family="paragraph" style:parent-style-name="Table_20_Contents">
      <style:text-properties officeooo:rsid="000fab18" officeooo:paragraph-rsid="00128919"/>
    </style:style>
    <style:style style:name="T1" style:family="text">
      <style:text-properties officeooo:rsid="000d2300"/>
    </style:style>
    <style:style style:name="T2" style:family="text">
      <style:text-properties officeooo:rsid="000d7d26"/>
    </style:style>
    <style:style style:name="T3" style:family="text">
      <style:text-properties officeooo:rsid="000efef6"/>
    </style:style>
    <style:style style:name="T4" style:family="text">
      <style:text-properties officeooo:rsid="000fab18"/>
    </style:style>
    <style:style style:name="T5" style:family="text">
      <style:text-properties officeooo:rsid="00105b0a"/>
    </style:style>
    <style:style style:name="T6" style:family="text">
      <style:text-properties officeooo:rsid="0010e28a"/>
    </style:style>
    <style:style style:name="T7" style:family="text">
      <style:text-properties officeooo:rsid="00111cf4"/>
    </style:style>
    <style:style style:name="T8" style:family="text">
      <style:text-properties officeooo:rsid="00126e1b"/>
    </style:style>
    <style:style style:name="T9" style:family="text">
      <style:text-properties officeooo:rsid="00128919"/>
    </style:style>
    <style:style style:name="T10" style:family="text">
      <style:text-properties officeooo:rsid="001434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Iteration</text:p>
          </table:table-cell>
          <table:table-cell table:style-name="Table1.A1" office:value-type="string">
            <text:p text:style-name="P1">Test</text:p>
          </table:table-cell>
          <table:table-cell table:style-name="Table1.A1" office:value-type="string">
            <text:p text:style-name="P1">Function</text:p>
          </table:table-cell>
          <table:table-cell table:style-name="Table1.D1" office:value-type="string">
            <text:p text:style-name="P1">Result</text:p>
          </table:table-cell>
        </table:table-row>
        <table:table-row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20">Service service;</text:p>
            <text:p text:style-name="P5">Input = service.signUpForm( <text:span text:style-name="T2">)</text:span></text:p>
            <text:p text:style-name="P3">{</text:p>
            <text:p text:style-name="P3"/>
            <text:p text:style-name="P3">}</text:p>
            <text:p text:style-name="P12">output = Error “<text:span text:style-name="T10">Invalid function</text:span>”</text:p>
          </table:table-cell>
          <table:table-cell table:style-name="Table1.A2" office:value-type="string">
            <text:p text:style-name="P2">{</text:p>
            <text:p text:style-name="P2"/>
            <text:p text:style-name="P2"/>
            <text:p text:style-name="P2">}</text:p>
          </table:table-cell>
          <table:table-cell table:style-name="Table1.D2" office:value-type="string">
            <text:p text:style-name="P2">Fail</text:p>
          </table:table-cell>
        </table:table-row>
        <table:table-row>
          <table:table-cell table:style-name="Table1.A2" office:value-type="string">
            <text:p text:style-name="P26">2</text:p>
          </table:table-cell>
          <table:table-cell table:style-name="Table1.A2" office:value-type="string">
            <text:p text:style-name="P21">Service service;</text:p>
            <text:p text:style-name="P6">Input = </text:p>
            <text:p text:style-name="P21">email = “ “;</text:p>
            <text:p text:style-name="P21">username = “ “;</text:p>
            <text:p text:style-name="P21">password = “ “;</text:p>
            <text:p text:style-name="P21"/>
            <text:p text:style-name="P13">output = <text:span text:style-name="T2"><text:s/>arguments is missing in function”</text:span></text:p>
          </table:table-cell>
          <table:table-cell table:style-name="Table1.A2" office:value-type="string">
            <text:p text:style-name="P44">Service service;</text:p>
            <text:p text:style-name="P38">service.signUpForm(email,<text:span text:style-name="T1">username,password</text:span>)</text:p>
            <text:p text:style-name="P6">{<text:span text:style-name="T3">if (email contains <text:s/>“ “ &amp;&amp; username contains <text:s/>“ “ &amp;&amp; password contains <text:s/>“ “ )</text:span></text:p>
            <text:p text:style-name="P20">{ </text:p>
            <text:p text:style-name="P19"><text:span text:style-name="T9">print</text:span> “<text:span text:style-name="T2">arguments is missing in function”</text:span></text:p>
            <text:p text:style-name="P20">}</text:p>
            <text:p text:style-name="P20">else</text:p>
            <text:p text:style-name="P20">return true</text:p>
            <text:p text:style-name="P4">}</text:p>
          </table:table-cell>
          <table:table-cell table:style-name="Table1.D2" office:value-type="string">
            <text:p text:style-name="P25">Pass</text:p>
          </table:table-cell>
        </table:table-row>
        <table:table-row table:style-name="Table1.4">
          <table:table-cell table:style-name="Table1.A2" office:value-type="string">
            <text:p text:style-name="P26">3</text:p>
          </table:table-cell>
          <table:table-cell table:style-name="Table1.A2" office:value-type="string">
            <text:p text:style-name="P20">Service service;</text:p>
            <text:p text:style-name="P5">Input = </text:p>
            <text:p text:style-name="P20">email = “ “;</text:p>
            <text:p text:style-name="P20">username = prajakta;</text:p>
            <text:p text:style-name="P20">password = prajakta123;</text:p>
            <text:p text:style-name="P20"/>
            <text:p text:style-name="P11">output = <text:span text:style-name="T2">Error “one arguments is missing in function”</text:span></text:p>
          </table:table-cell>
          <table:table-cell table:style-name="Table1.A2" office:value-type="string">
            <text:p text:style-name="P44">Service service;</text:p>
            <text:p text:style-name="P38">service.signUpForm(email,<text:span text:style-name="T1">username,password</text:span>)</text:p>
            <text:p text:style-name="P4">{<text:span text:style-name="T3">if (email contains <text:s/>“ “)</text:span></text:p>
            <text:p text:style-name="P20">{ </text:p>
            <text:p text:style-name="P19"><text:span text:style-name="T9">print</text:span> “<text:span text:style-name="T2">one arguments is missing in function“</text:span></text:p>
            <text:p text:style-name="P20">}</text:p>
            <text:p text:style-name="P20">else</text:p>
            <text:p text:style-name="P20">return true</text:p>
            <text:p text:style-name="P4">}</text:p>
          </table:table-cell>
          <table:table-cell table:style-name="Table1.D2" office:value-type="string">
            <text:p text:style-name="P18"><text:span text:style-name="T4">P</text:span>ass</text:p>
          </table:table-cell>
        </table:table-row>
        <table:table-row table:style-name="Table1.4">
          <table:table-cell table:style-name="Table1.A2" office:value-type="string">
            <text:p text:style-name="P30">4</text:p>
          </table:table-cell>
          <table:table-cell table:style-name="Table1.A2" office:value-type="string">
            <text:p text:style-name="P22">Service service;</text:p>
            <text:p text:style-name="P7">Input = </text:p>
            <text:p text:style-name="P22">email = <text:s/><text:span text:style-name="T6">prajakta.com</text:span></text:p>
            <text:p text:style-name="P22">username = prajakta;</text:p>
            <text:p text:style-name="P22">password = prajakta123;</text:p>
            <text:p text:style-name="P22"/>
            <text:p text:style-name="P15">output = <text:span text:style-name="T2">Error “invalid email address”</text:span></text:p>
          </table:table-cell>
          <table:table-cell table:style-name="Table1.A2" office:value-type="string">
            <text:p text:style-name="P44">Service service;</text:p>
            <text:p text:style-name="P38">service.signUpForm(email,<text:span text:style-name="T1">username,password</text:span>)</text:p>
            <text:p text:style-name="P4">{<text:span text:style-name="T3">if (email do not contain “@”)</text:span></text:p>
            <text:p text:style-name="P20">{ </text:p>
            <text:p text:style-name="P19"><text:span text:style-name="T9">print</text:span> “<text:span text:style-name="T6">invalid email address</text:span>”</text:p>
            <text:p text:style-name="P20">}</text:p>
            <text:p text:style-name="P20">else</text:p>
            <text:p text:style-name="P20">return true</text:p>
            <text:p text:style-name="P27">}</text:p>
          </table:table-cell>
          <table:table-cell table:style-name="Table1.D2" office:value-type="string">
            <text:p text:style-name="P27">Pass</text:p>
          </table:table-cell>
        </table:table-row>
        <text:soft-page-break/>
        <table:table-row table:style-name="Table1.6">
          <table:table-cell table:style-name="Table1.A2" office:value-type="string">
            <text:p text:style-name="P30">5</text:p>
          </table:table-cell>
          <table:table-cell table:style-name="Table1.A2" office:value-type="string">
            <text:p text:style-name="P22">Service service;</text:p>
            <text:p text:style-name="P7">Input = </text:p>
            <text:p text:style-name="P22">email = <text:s/><text:span text:style-name="T6">prajakta@</text:span></text:p>
            <text:p text:style-name="P22">username = prajakta;</text:p>
            <text:p text:style-name="P22">password = prajakta123;</text:p>
            <text:p text:style-name="P22"/>
            <text:p text:style-name="P17">output = <text:span text:style-name="T2">Error “email must contain domain name”</text:span></text:p>
          </table:table-cell>
          <table:table-cell table:style-name="Table1.A2" office:value-type="string">
            <text:p text:style-name="P44">Service service;</text:p>
            <text:p text:style-name="P38">service.signUpForm(email,<text:span text:style-name="T1">username,password</text:span>)</text:p>
            <text:p text:style-name="P4">{<text:span text:style-name="T3">if (email do not contain domain name){ </text:span></text:p>
            <text:p text:style-name="P19"><text:span text:style-name="T9">print</text:span> <text:span text:style-name="T2">“email must contain domain name”</text:span></text:p>
            <text:p text:style-name="P20">}</text:p>
            <text:p text:style-name="P20">else</text:p>
            <text:p text:style-name="P20">return true</text:p>
            <text:p text:style-name="P27">}</text:p>
          </table:table-cell>
          <table:table-cell table:style-name="Table1.D2" office:value-type="string">
            <text:p text:style-name="P27">Pass</text:p>
          </table:table-cell>
        </table:table-row>
        <table:table-row table:style-name="Table1.4">
          <table:table-cell table:style-name="Table1.A2" office:value-type="string">
            <text:p text:style-name="P30">6</text:p>
          </table:table-cell>
          <table:table-cell table:style-name="Table1.A2" office:value-type="string">
            <text:p text:style-name="P22">Service service;</text:p>
            <text:p text:style-name="P7">Input = </text:p>
            <text:p text:style-name="P22">email = <text:s/><text:span text:style-name="T7">PRAJAKTA@gmail.com</text:span></text:p>
            <text:p text:style-name="P22">username = prajakta;</text:p>
            <text:p text:style-name="P22">password = prajakta123;</text:p>
            <text:p text:style-name="P22"/>
            <text:p text:style-name="P15">output = <text:span text:style-name="T2">Error “invalid email address”</text:span></text:p>
          </table:table-cell>
          <table:table-cell table:style-name="Table1.A2" office:value-type="string">
            <text:p text:style-name="P45">Service service;</text:p>
            <text:p text:style-name="P40">service.signUpForm(email,<text:span text:style-name="T1">username,password</text:span>)</text:p>
            <text:p text:style-name="P7">{<text:span text:style-name="T3">if (email is not in lowercase)</text:span></text:p>
            <text:p text:style-name="P31">{</text:p>
            <text:p text:style-name="P33"><text:span text:style-name="T9">print</text:span> <text:span text:style-name="T3">“invalid email address”</text:span></text:p>
            <text:p text:style-name="P22">}</text:p>
            <text:p text:style-name="P22">else</text:p>
            <text:p text:style-name="P22">return true</text:p>
            <text:p text:style-name="P27">}</text:p>
          </table:table-cell>
          <table:table-cell table:style-name="Table1.D2" office:value-type="string">
            <text:p text:style-name="P34">Pass</text:p>
          </table:table-cell>
        </table:table-row>
        <table:table-row table:style-name="Table1.4">
          <table:table-cell table:style-name="Table1.A2" office:value-type="string">
            <text:p text:style-name="P35">7</text:p>
          </table:table-cell>
          <table:table-cell table:style-name="Table1.A2" office:value-type="string">
            <text:p text:style-name="P23">Service service;</text:p>
            <text:p text:style-name="P8">Input = </text:p>
            <text:p text:style-name="P23">email = <text:s/><text:span text:style-name="T8">1Prajakta@gmail.com</text:span></text:p>
            <text:p text:style-name="P23">username = prajakta;</text:p>
            <text:p text:style-name="P23">password = prajakta123;</text:p>
            <text:p text:style-name="P23"/>
            <text:p text:style-name="P16">output = <text:span text:style-name="T2">Error “invalid email address”</text:span></text:p>
          </table:table-cell>
          <table:table-cell table:style-name="Table1.A2" office:value-type="string">
            <text:p text:style-name="P46">Service service;</text:p>
            <text:p text:style-name="P41">service.signUpForm(email,<text:span text:style-name="T1">username,password</text:span>)</text:p>
            <text:p text:style-name="P8">{<text:span text:style-name="T3">if (email start with number)</text:span></text:p>
            <text:p text:style-name="P32">{</text:p>
            <text:p text:style-name="P32"><text:span text:style-name="T9">print</text:span> <text:span text:style-name="T3">“invalid email address”</text:span></text:p>
            <text:p text:style-name="P23">}</text:p>
            <text:p text:style-name="P23">else</text:p>
            <text:p text:style-name="P23">return true</text:p>
            <text:p text:style-name="P28">}</text:p>
          </table:table-cell>
          <table:table-cell table:style-name="Table1.D2" office:value-type="string">
            <text:p text:style-name="P34">Pass</text:p>
          </table:table-cell>
        </table:table-row>
        <table:table-row table:style-name="Table1.4">
          <table:table-cell table:style-name="Table1.A2" office:value-type="string">
            <text:p text:style-name="P37">8</text:p>
          </table:table-cell>
          <table:table-cell table:style-name="Table1.A2" office:value-type="string">
            <text:p text:style-name="P24">Service service;</text:p>
            <text:p text:style-name="P9">Input = </text:p>
            <text:p text:style-name="P24">email = <text:s/><text:span text:style-name="T9">prajakta patil@gmail.com</text:span></text:p>
            <text:p text:style-name="P24">username = prajakta;</text:p>
            <text:p text:style-name="P24">password = prajakta123;</text:p>
            <text:p text:style-name="P24"/>
            <text:p text:style-name="P17">output = <text:span text:style-name="T2">Error “invalid email address”</text:span></text:p>
          </table:table-cell>
          <table:table-cell table:style-name="Table1.A2" office:value-type="string">
            <text:p text:style-name="P47">Service service;</text:p>
            <text:p text:style-name="P42">service.signUpForm(email,<text:span text:style-name="T1">username,password</text:span>)</text:p>
            <text:p text:style-name="P9">{</text:p>
            <text:p text:style-name="P24">return true</text:p>
            <text:p text:style-name="P29">}</text:p>
          </table:table-cell>
          <table:table-cell table:style-name="Table1.D2" office:value-type="string">
            <text:p text:style-name="P36">Fail</text:p>
          </table:table-cell>
        </table:table-row>
        <text:soft-page-break/>
        <table:table-row table:style-name="Table1.10">
          <table:table-cell table:style-name="Table1.A2" office:value-type="string">
            <text:p text:style-name="P37">9</text:p>
          </table:table-cell>
          <table:table-cell table:style-name="Table1.A2" office:value-type="string">
            <text:p text:style-name="P24">Service service;</text:p>
            <text:p text:style-name="P9">Input = </text:p>
            <text:p text:style-name="P24">email = <text:s/><text:span text:style-name="T9">prajakta patil@gmail.com</text:span></text:p>
            <text:p text:style-name="P24">username = prajakta;</text:p>
            <text:p text:style-name="P24">password = prajakta123;</text:p>
            <text:p text:style-name="P24"/>
            <text:p text:style-name="P17">output = <text:span text:style-name="T2">Error “Email should not contain spaces”</text:span></text:p>
          </table:table-cell>
          <table:table-cell table:style-name="Table1.A2" office:value-type="string">
            <text:p text:style-name="P47">Service service;</text:p>
            <text:p text:style-name="P42">service.signUpForm(email,<text:span text:style-name="T1">username,password</text:span>)</text:p>
            <text:p text:style-name="P9">{<text:span text:style-name="T3">if (email contain spaces)</text:span></text:p>
            <text:p text:style-name="P33">{</text:p>
            <text:p text:style-name="P33"><text:span text:style-name="T9">print</text:span> <text:span text:style-name="T2">“Email should not contain spaces”</text:span></text:p>
            <text:p text:style-name="P24">}</text:p>
            <text:p text:style-name="P24">else</text:p>
            <text:p text:style-name="P24">return true</text:p>
            <text:p text:style-name="P29">}</text:p>
          </table:table-cell>
          <table:table-cell table:style-name="Table1.D2" office:value-type="string">
            <text:p text:style-name="P36">Pass</text:p>
          </table:table-cell>
        </table:table-row>
        <table:table-row>
          <table:table-cell table:style-name="Table1.A2" office:value-type="string">
            <text:p text:style-name="P37">10</text:p>
          </table:table-cell>
          <table:table-cell table:style-name="Table1.A2" office:value-type="string">
            <text:p text:style-name="P7">Input = </text:p>
            <text:p text:style-name="P22">email = prajakta@gmail.com;</text:p>
            <text:p text:style-name="P22">username = prajakta;</text:p>
            <text:p text:style-name="P22">password = prajakta;</text:p>
            <text:p text:style-name="P22"/>
            <text:p text:style-name="P14">output = <text:span text:style-name="T4">Error “password must be alphanumeric with atlest 8 charater long “</text:span></text:p>
          </table:table-cell>
          <table:table-cell table:style-name="Table1.A2" office:value-type="string">
            <text:p text:style-name="P45">Service service;</text:p>
            <text:p text:style-name="P40">service.signUpForm(email,<text:span text:style-name="T1">username,password</text:span>)</text:p>
            <text:p text:style-name="P7">{</text:p>
            <text:p text:style-name="P36">return true</text:p>
            <text:p text:style-name="P7">}</text:p>
          </table:table-cell>
          <table:table-cell table:style-name="Table1.D2" office:value-type="string">
            <text:p text:style-name="P27">Fail</text:p>
          </table:table-cell>
        </table:table-row>
        <table:table-row>
          <table:table-cell table:style-name="Table1.A2" office:value-type="string">
            <text:p text:style-name="P37">11</text:p>
          </table:table-cell>
          <table:table-cell table:style-name="Table1.A2" office:value-type="string">
            <text:p text:style-name="P6">Input = </text:p>
            <text:p text:style-name="P22">email = prajakta@gmail.com;</text:p>
            <text:p text:style-name="P21">username = prajakta;</text:p>
            <text:p text:style-name="P21">password = prajakta;</text:p>
            <text:p text:style-name="P21"/>
            <text:p text:style-name="P13">output = <text:span text:style-name="T4">Error “password must be alphanumeric with atlest 8 charater long “</text:span></text:p>
          </table:table-cell>
          <table:table-cell table:style-name="Table1.A2" office:value-type="string">
            <text:p text:style-name="P48">Service service;</text:p>
            <text:p text:style-name="P39">service.signUpForm(email,<text:span text:style-name="T1">username,password</text:span>)</text:p>
            <text:p text:style-name="P6">{<text:span text:style-name="T3">if (password do not contains number)</text:span></text:p>
            <text:p text:style-name="P21">{ </text:p>
            <text:p text:style-name="P19"><text:span text:style-name="T9">print</text:span> “<text:span text:style-name="T4">password must be alphanumeric with atlest 8 charater long “</text:span></text:p>
            <text:p text:style-name="P21">}</text:p>
            <text:p text:style-name="P21">else</text:p>
            <text:p text:style-name="P21">return true</text:p>
            <text:p text:style-name="P21"/>
            <text:p text:style-name="P6">}</text:p>
          </table:table-cell>
          <table:table-cell table:style-name="Table1.D2" office:value-type="string">
            <text:p text:style-name="P25">Pass</text:p>
          </table:table-cell>
        </table:table-row>
        <table:table-row>
          <table:table-cell table:style-name="Table1.A2" office:value-type="string">
            <text:p text:style-name="P37">12</text:p>
          </table:table-cell>
          <table:table-cell table:style-name="Table1.A2" office:value-type="string">
            <text:p text:style-name="P6">Input = </text:p>
            <text:p text:style-name="P22">email = <text:s/>prajakta@gmail.com</text:p>
            <text:p text:style-name="P21">username = prajakta</text:p>
            <text:p text:style-name="P21">password = <text:span text:style-name="T5">12345678</text:span></text:p>
            <text:p text:style-name="P21"/>
            <text:p text:style-name="P13">output = <text:span text:style-name="T4">Error “password must be alphanumeric with atlest 8 charater long “</text:span></text:p>
          </table:table-cell>
          <table:table-cell table:style-name="Table1.A2" office:value-type="string">
            <text:p text:style-name="P48">Service service;</text:p>
            <text:p text:style-name="P39">service.signUpForm(email,<text:span text:style-name="T1">username,password</text:span>)</text:p>
            <text:p text:style-name="P6">{</text:p>
            <text:p text:style-name="P49">if (password do not contains character)</text:p>
            <text:p text:style-name="P21">{ </text:p>
            <text:p text:style-name="P19"><text:span text:style-name="T9">print</text:span> “<text:span text:style-name="T4">password must be alphanumeric with atlest 8 charater long “</text:span></text:p>
            <text:p text:style-name="P21">}</text:p>
            <text:p text:style-name="P21">else</text:p>
            <text:p text:style-name="P21">return true</text:p>
            <text:p text:style-name="P6">}</text:p>
          </table:table-cell>
          <table:table-cell table:style-name="Table1.D2" office:value-type="string">
            <text:p text:style-name="P25">Pass</text:p>
          </table:table-cell>
        </table:table-row>
        <table:table-row>
          <table:table-cell table:style-name="Table1.A2" office:value-type="string">
            <text:p text:style-name="P37">13</text:p>
          </table:table-cell>
          <table:table-cell table:style-name="Table1.A2" office:value-type="string">
            <text:p text:style-name="P6">Input = </text:p>
            <text:p text:style-name="P22">email = <text:s/>prajakta@gmail.com</text:p>
            <text:p text:style-name="P21">username = prajakta</text:p>
            <text:p text:style-name="P21">password = <text:span text:style-name="T5">praj123</text:span></text:p>
            <text:p text:style-name="P21"/>
            <text:p text:style-name="P13">output = <text:span text:style-name="T4">Error “password must be alphanumeric with atlest 8 charater long “</text:span></text:p>
          </table:table-cell>
          <table:table-cell table:style-name="Table1.A2" office:value-type="string">
            <text:p text:style-name="P48">Service service;</text:p>
            <text:p text:style-name="P39">service.signUpForm(email,<text:span text:style-name="T1">username,password</text:span>)</text:p>
            <text:p text:style-name="P6">{</text:p>
            <text:p text:style-name="P43">return true</text:p>
            <text:p text:style-name="P6">}</text:p>
          </table:table-cell>
          <table:table-cell table:style-name="Table1.D2" office:value-type="string">
            <text:p text:style-name="P25">Fail</text:p>
          </table:table-cell>
        </table:table-row>
        <text:soft-page-break/>
        <table:table-row>
          <table:table-cell table:style-name="Table1.A2" office:value-type="string">
            <text:p text:style-name="P37">14</text:p>
          </table:table-cell>
          <table:table-cell table:style-name="Table1.A2" office:value-type="string">
            <text:p text:style-name="P6">Input = </text:p>
            <text:p text:style-name="P22">email = <text:s/>prajakta@gmail.com</text:p>
            <text:p text:style-name="P21">username = prajakta</text:p>
            <text:p text:style-name="P21">password = <text:span text:style-name="T5">praj123</text:span></text:p>
            <text:p text:style-name="P21"/>
            <text:p text:style-name="P13">output = <text:span text:style-name="T4">Error “password must be alphanumeric with atlest 8 charater long “</text:span></text:p>
          </table:table-cell>
          <table:table-cell table:style-name="Table1.A2" office:value-type="string">
            <text:p text:style-name="P48">Service service;</text:p>
            <text:p text:style-name="P39">service.signUpForm(email,<text:span text:style-name="T1">username,password</text:span>)</text:p>
            <text:p text:style-name="P6">{</text:p>
            <text:p text:style-name="P49">if (password &lt; 8)</text:p>
            <text:p text:style-name="P21">{ </text:p>
            <text:p text:style-name="P19"><text:span text:style-name="T9">print</text:span> “<text:span text:style-name="T4">password must be alphanumeric with atlest 8 charater long “</text:span></text:p>
            <text:p text:style-name="P21">}</text:p>
            <text:p text:style-name="P21">else</text:p>
            <text:p text:style-name="P21">return true</text:p>
            <text:p text:style-name="P6">}</text:p>
          </table:table-cell>
          <table:table-cell table:style-name="Table1.D2" office:value-type="string">
            <text:p text:style-name="P25">Pass</text:p>
          </table:table-cell>
        </table:table-row>
        <table:table-row>
          <table:table-cell table:style-name="Table1.A2" office:value-type="string">
            <text:p text:style-name="P37">15</text:p>
          </table:table-cell>
          <table:table-cell table:style-name="Table1.A2" office:value-type="string">
            <text:p text:style-name="P5">Input = </text:p>
            <text:p text:style-name="P20">email = prajakta@gmail.com;</text:p>
            <text:p text:style-name="P20">username = prajakta;</text:p>
            <text:p text:style-name="P20">password = prajakta<text:span text:style-name="T6">123</text:span>;</text:p>
            <text:p text:style-name="P13">output = <text:span text:style-name="T8">signup</text:span></text:p>
          </table:table-cell>
          <table:table-cell table:style-name="Table1.A2" office:value-type="string">
            <text:p text:style-name="P44">Service service;</text:p>
            <text:p text:style-name="P38">service.signUpForm(email,<text:span text:style-name="T1">username,password</text:span>)</text:p>
            <text:p text:style-name="P4">{</text:p>
            <text:p text:style-name="P36">return true</text:p>
            <text:p text:style-name="P4">}</text:p>
          </table:table-cell>
          <table:table-cell table:style-name="Table1.D2" office:value-type="string">
            <text:p text:style-name="P27">Pas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4:18:23.538356608</meta:creation-date>
    <dc:date>2018-10-18T17:18:03.626285221</dc:date>
    <meta:editing-duration>PT21M27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4" meta:paragraph-count="230" meta:word-count="603" meta:character-count="3938" meta:non-whitespace-character-count="3530"/>
  </office:meta>
</office:document-meta>
</file>